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323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4.179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5.727cm"/>
    </style:style>
    <style:style style:name="co11" style:family="table-column">
      <style:table-column-properties fo:break-before="auto" style:column-width="6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9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ext-properties style:font-name="Arial"/>
    </style:style>
    <style:style style:name="ce6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nsolas" fo:font-size="10pt" style:font-name-asian="Consolas" style:font-size-asian="10pt" style:font-name-complex="Consolas" style:font-size-complex="10pt"/>
    </style:style>
  </office:automatic-styles>
  <office:body>
    <office:spreadsheet>
      <table:table table:name="Run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ISK-BASED (US - 1% Uniqueness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#Qis</text:p>
          </table:table-cell>
          <table:table-cell office:value-type="string">
            <text:p>#Transformations</text:p>
          </table:table-cell>
          <table:table-cell office:value-type="string">
            <text:p>#Checked</text:p>
          </table:table-cell>
          <table:table-cell office:value-type="string">
            <text:p>Pruned [%]</text:p>
          </table:table-cell>
          <table:table-cell office:value-type="string">
            <text:p>#Tupels</text:p>
          </table:table-cell>
          <table:table-cell office:value-type="string">
            <text:p>Time [s]</text:p>
          </table:table-cell>
          <table:table-cell office:value-type="string">
            <text:p>Avg, time per check [ms]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dult</text:p>
          </table:table-cell>
          <table:table-cell office:value-type="float" office:value="9">
            <text:p>9</text:p>
          </table:table-cell>
          <table:table-cell office:value-type="float" office:value="12960">
            <text:p>12960</text:p>
          </table:table-cell>
          <table:table-cell office:value-type="float" office:value="61">
            <text:p>61</text:p>
          </table:table-cell>
          <table:table-cell table:style-name="ce3" office:value-type="float" office:value="99.5293209876543">
            <text:p>99,53</text:p>
          </table:table-cell>
          <table:table-cell table:style-name="ce2" office:value-type="float" office:value="30162">
            <text:p>30162</text:p>
          </table:table-cell>
          <table:table-cell table:style-name="ce5" office:value-type="float" office:value="2.07225">
            <text:p>2</text:p>
          </table:table-cell>
          <table:table-cell table:style-name="ce5" office:value-type="float" office:value="33.9713114754098">
            <text:p>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up</text:p>
          </table:table-cell>
          <table:table-cell office:value-type="float" office:value="8">
            <text:p>8</text:p>
          </table:table-cell>
          <table:table-cell office:value-type="float" office:value="45000">
            <text:p>45000</text:p>
          </table:table-cell>
          <table:table-cell table:style-name="ce2" office:value-type="float" office:value="431">
            <text:p>431</text:p>
          </table:table-cell>
          <table:table-cell table:style-name="ce3" office:value-type="float" office:value="99.0422222222222">
            <text:p>99,04</text:p>
          </table:table-cell>
          <table:table-cell table:style-name="ce4" office:value-type="float" office:value="63441">
            <text:p>63441</text:p>
          </table:table-cell>
          <table:table-cell table:style-name="ce5" office:value-type="float" office:value="54.96775">
            <text:p>55</text:p>
          </table:table-cell>
          <table:table-cell table:style-name="ce5" office:value-type="float" office:value="127.535382830626">
            <text:p>1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Fars</text:p>
          </table:table-cell>
          <table:table-cell office:value-type="float" office:value="8">
            <text:p>8</text:p>
          </table:table-cell>
          <table:table-cell office:value-type="float" office:value="20736">
            <text:p>20736</text:p>
          </table:table-cell>
          <table:table-cell table:style-name="ce2" office:value-type="float" office:value="165">
            <text:p>165</text:p>
          </table:table-cell>
          <table:table-cell table:style-name="ce3" office:value-type="float" office:value="99.2042824074074">
            <text:p>99,20</text:p>
          </table:table-cell>
          <table:table-cell table:style-name="ce4" office:value-type="float" office:value="100937">
            <text:p>100937</text:p>
          </table:table-cell>
          <table:table-cell table:style-name="ce5" office:value-type="float" office:value="30.2055">
            <text:p>30</text:p>
          </table:table-cell>
          <table:table-cell table:style-name="ce5" office:value-type="float" office:value="183.063636363636">
            <text:p>1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tus</text:p>
          </table:table-cell>
          <table:table-cell office:value-type="float" office:value="9">
            <text:p>9</text:p>
          </table:table-cell>
          <table:table-cell office:value-type="float" office:value="34992">
            <text:p>34992</text:p>
          </table:table-cell>
          <table:table-cell table:style-name="ce2" office:value-type="float" office:value="19">
            <text:p>19</text:p>
          </table:table-cell>
          <table:table-cell table:style-name="ce3" office:value-type="float" office:value="99.9457018747142">
            <text:p>99,95</text:p>
          </table:table-cell>
          <table:table-cell table:style-name="ce4" office:value-type="float" office:value="539253">
            <text:p>539253</text:p>
          </table:table-cell>
          <table:table-cell table:style-name="ce5" office:value-type="float" office:value="20.7385">
            <text:p>21</text:p>
          </table:table-cell>
          <table:table-cell table:style-name="ce5" office:value-type="float" office:value="1091.5">
            <text:p>109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HIS</text:p>
          </table:table-cell>
          <table:table-cell office:value-type="float" office:value="9">
            <text:p>9</text:p>
          </table:table-cell>
          <table:table-cell office:value-type="float" office:value="25920">
            <text:p>25920</text:p>
          </table:table-cell>
          <table:table-cell table:style-name="ce2" office:value-type="float" office:value="97">
            <text:p>97</text:p>
          </table:table-cell>
          <table:table-cell table:style-name="ce3" office:value-type="float" office:value="99.6257716049383">
            <text:p>99,63</text:p>
          </table:table-cell>
          <table:table-cell table:style-name="ce4" office:value-type="float" office:value="1193504">
            <text:p>1193504</text:p>
          </table:table-cell>
          <table:table-cell table:style-name="ce5" office:value-type="float" office:value="216.196">
            <text:p>216</text:p>
          </table:table-cell>
          <table:table-cell table:style-name="ce5" office:value-type="float" office:value="2228.82474226804">
            <text:p>222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-ANONYMITY (5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#Qis</text:p>
          </table:table-cell>
          <table:table-cell office:value-type="string">
            <text:p>#Transformations</text:p>
          </table:table-cell>
          <table:table-cell office:value-type="string">
            <text:p>#Checked</text:p>
          </table:table-cell>
          <table:table-cell office:value-type="string">
            <text:p>Pruned [%]</text:p>
          </table:table-cell>
          <table:table-cell office:value-type="string">
            <text:p>#Tupels</text:p>
          </table:table-cell>
          <table:table-cell office:value-type="string">
            <text:p>Time [s]</text:p>
          </table:table-cell>
          <table:table-cell office:value-type="string">
            <text:p>Avg, time per check [ms]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dult</text:p>
          </table:table-cell>
          <table:table-cell office:value-type="float" office:value="9">
            <text:p>9</text:p>
          </table:table-cell>
          <table:table-cell office:value-type="float" office:value="12960">
            <text:p>12960</text:p>
          </table:table-cell>
          <table:table-cell table:style-name="ce2" office:value-type="float" office:value="375">
            <text:p>375</text:p>
          </table:table-cell>
          <table:table-cell table:style-name="ce3" office:value-type="float" office:value="97.1064814814815">
            <text:p>97,11</text:p>
          </table:table-cell>
          <table:table-cell table:style-name="ce2" office:value-type="float" office:value="30162">
            <text:p>30162</text:p>
          </table:table-cell>
          <table:table-cell table:style-name="ce5" office:value-type="float" office:value="1.0915">
            <text:p>1</text:p>
          </table:table-cell>
          <table:table-cell table:style-name="ce5" table:formula="of:=[.H12]/[.E12]*1000" office:value-type="float" office:value="2.91066666666667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up</text:p>
          </table:table-cell>
          <table:table-cell office:value-type="float" office:value="8">
            <text:p>8</text:p>
          </table:table-cell>
          <table:table-cell office:value-type="float" office:value="45000">
            <text:p>45000</text:p>
          </table:table-cell>
          <table:table-cell table:style-name="ce2" office:value-type="float" office:value="1245">
            <text:p>1245</text:p>
          </table:table-cell>
          <table:table-cell table:style-name="ce3" office:value-type="float" office:value="97.2333333333333">
            <text:p>97,23</text:p>
          </table:table-cell>
          <table:table-cell table:style-name="ce4" office:value-type="float" office:value="63441">
            <text:p>63441</text:p>
          </table:table-cell>
          <table:table-cell table:style-name="ce5" office:value-type="float" office:value="13.0995">
            <text:p>13</text:p>
          </table:table-cell>
          <table:table-cell table:style-name="ce5" table:formula="of:=[.H13]/[.E13]*1000" office:value-type="float" office:value="10.521686746988">
            <text:p>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Fars</text:p>
          </table:table-cell>
          <table:table-cell office:value-type="float" office:value="8">
            <text:p>8</text:p>
          </table:table-cell>
          <table:table-cell office:value-type="float" office:value="20736">
            <text:p>20736</text:p>
          </table:table-cell>
          <table:table-cell table:style-name="ce2" office:value-type="float" office:value="1102">
            <text:p>1102</text:p>
          </table:table-cell>
          <table:table-cell table:style-name="ce3" office:value-type="float" office:value="94.6855709876543">
            <text:p>94,69</text:p>
          </table:table-cell>
          <table:table-cell table:style-name="ce4" office:value-type="float" office:value="100937">
            <text:p>100937</text:p>
          </table:table-cell>
          <table:table-cell table:style-name="ce5" office:value-type="float" office:value="7.85525">
            <text:p>8</text:p>
          </table:table-cell>
          <table:table-cell table:style-name="ce5" table:formula="of:=[.H14]/[.E14]*1000" office:value-type="float" office:value="7.12817604355717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tus</text:p>
          </table:table-cell>
          <table:table-cell office:value-type="float" office:value="9">
            <text:p>9</text:p>
          </table:table-cell>
          <table:table-cell office:value-type="float" office:value="34992">
            <text:p>34992</text:p>
          </table:table-cell>
          <table:table-cell table:style-name="ce2" office:value-type="float" office:value="130">
            <text:p>130</text:p>
          </table:table-cell>
          <table:table-cell table:style-name="ce3" office:value-type="float" office:value="99.6284865112026">
            <text:p>99,63</text:p>
          </table:table-cell>
          <table:table-cell table:style-name="ce4" office:value-type="float" office:value="539253">
            <text:p>539253</text:p>
          </table:table-cell>
          <table:table-cell table:style-name="ce5" office:value-type="float" office:value="4.365">
            <text:p>4</text:p>
          </table:table-cell>
          <table:table-cell table:style-name="ce5" table:formula="of:=[.H15]/[.E15]*1000" office:value-type="float" office:value="33.5769230769231">
            <text:p>3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HIS</text:p>
          </table:table-cell>
          <table:table-cell office:value-type="float" office:value="9">
            <text:p>9</text:p>
          </table:table-cell>
          <table:table-cell office:value-type="float" office:value="25920">
            <text:p>25920</text:p>
          </table:table-cell>
          <table:table-cell table:style-name="ce2" office:value-type="float" office:value="507">
            <text:p>507</text:p>
          </table:table-cell>
          <table:table-cell table:style-name="ce3" office:value-type="float" office:value="98.0439814814815">
            <text:p>98,04</text:p>
          </table:table-cell>
          <table:table-cell table:style-name="ce4" office:value-type="float" office:value="1193504">
            <text:p>1193504</text:p>
          </table:table-cell>
          <table:table-cell table:style-name="ce5" office:value-type="float" office:value="64.76675">
            <text:p>65</text:p>
          </table:table-cell>
          <table:table-cell table:style-name="ce5" table:formula="of:=[.H16]/[.E16]*1000" office:value-type="float" office:value="127.745069033531">
            <text:p>128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K-ANONYMITY (5)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2">
          <table:table-cell table:number-columns-repeated="2"/>
          <table:table-cell table:number-columns-repeated="4" office:value-type="string">
            <text:p>Time [ms]</text:p>
          </table:table-cell>
          <table:table-cell office:value-type="string">
            <text:p>Avg [ms]</text:p>
          </table:table-cell>
          <table:table-cell office:value-type="string">
            <text:p>Avg [s]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Adult</text:p>
          </table:table-cell>
          <table:table-cell table:style-name="ce2" office:value-type="float" office:value="1149">
            <text:p>1149</text:p>
          </table:table-cell>
          <table:table-cell table:style-name="ce2" office:value-type="float" office:value="1052">
            <text:p>1052</text:p>
          </table:table-cell>
          <table:table-cell table:style-name="ce2" office:value-type="float" office:value="1054">
            <text:p>1054</text:p>
          </table:table-cell>
          <table:table-cell table:style-name="ce2" office:value-type="float" office:value="1111">
            <text:p>1111</text:p>
          </table:table-cell>
          <table:table-cell table:formula="of:=SUM([.C23:.F23])/4" office:value-type="float" office:value="1091.5">
            <text:p>1091,5</text:p>
          </table:table-cell>
          <table:table-cell table:formula="of:=[.G23]/1000" office:value-type="float" office:value="1.0915">
            <text:p>1,091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Cup</text:p>
          </table:table-cell>
          <table:table-cell table:style-name="ce2" office:value-type="float" office:value="12714">
            <text:p>12714</text:p>
          </table:table-cell>
          <table:table-cell table:style-name="ce2" office:value-type="float" office:value="12963">
            <text:p>12963</text:p>
          </table:table-cell>
          <table:table-cell table:style-name="ce2" office:value-type="float" office:value="13585">
            <text:p>13585</text:p>
          </table:table-cell>
          <table:table-cell table:style-name="ce2" office:value-type="float" office:value="13136">
            <text:p>13136</text:p>
          </table:table-cell>
          <table:table-cell table:formula="of:=SUM([.C24:.F24])/4" office:value-type="float" office:value="13099.5">
            <text:p>13099,5</text:p>
          </table:table-cell>
          <table:table-cell table:formula="of:=[.G24]/1000" office:value-type="float" office:value="13.0995">
            <text:p>13,099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Fars</text:p>
          </table:table-cell>
          <table:table-cell table:style-name="ce2" office:value-type="float" office:value="7879">
            <text:p>7879</text:p>
          </table:table-cell>
          <table:table-cell table:style-name="ce2" office:value-type="float" office:value="7881">
            <text:p>7881</text:p>
          </table:table-cell>
          <table:table-cell table:style-name="ce2" office:value-type="float" office:value="7829">
            <text:p>7829</text:p>
          </table:table-cell>
          <table:table-cell table:style-name="ce2" office:value-type="float" office:value="7832">
            <text:p>7832</text:p>
          </table:table-cell>
          <table:table-cell table:formula="of:=SUM([.C25:.F25])/4" office:value-type="float" office:value="7855.25">
            <text:p>7855,25</text:p>
          </table:table-cell>
          <table:table-cell table:formula="of:=[.G25]/1000" office:value-type="float" office:value="7.85525">
            <text:p>7,8552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Atus</text:p>
          </table:table-cell>
          <table:table-cell table:style-name="ce2" office:value-type="float" office:value="4265">
            <text:p>4265</text:p>
          </table:table-cell>
          <table:table-cell table:style-name="ce2" office:value-type="float" office:value="4337">
            <text:p>4337</text:p>
          </table:table-cell>
          <table:table-cell table:style-name="ce2" office:value-type="float" office:value="4402">
            <text:p>4402</text:p>
          </table:table-cell>
          <table:table-cell table:style-name="ce2" office:value-type="float" office:value="4456">
            <text:p>4456</text:p>
          </table:table-cell>
          <table:table-cell table:formula="of:=SUM([.C26:.F26])/4" office:value-type="float" office:value="4365">
            <text:p>4365</text:p>
          </table:table-cell>
          <table:table-cell table:formula="of:=[.G26]/1000" office:value-type="float" office:value="4.365">
            <text:p>4,36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IHIS</text:p>
          </table:table-cell>
          <table:table-cell table:style-name="ce2" office:value-type="float" office:value="64456">
            <text:p>64456</text:p>
          </table:table-cell>
          <table:table-cell table:style-name="ce2" office:value-type="float" office:value="63446">
            <text:p>63446</text:p>
          </table:table-cell>
          <table:table-cell table:style-name="ce2" office:value-type="float" office:value="66151">
            <text:p>66151</text:p>
          </table:table-cell>
          <table:table-cell table:style-name="ce2" office:value-type="float" office:value="65014">
            <text:p>65014</text:p>
          </table:table-cell>
          <table:table-cell table:formula="of:=SUM([.C27:.F27])/4" office:value-type="float" office:value="64766.75">
            <text:p>64766,75</text:p>
          </table:table-cell>
          <table:table-cell table:formula="of:=[.G27]/1000" office:value-type="float" office:value="64.76675">
            <text:p>64,7667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RISK-BASED (US - 1% Uniqueness)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2">
          <table:table-cell table:number-columns-repeated="2"/>
          <table:table-cell table:number-columns-repeated="4" office:value-type="string">
            <text:p>Time [ms]</text:p>
          </table:table-cell>
          <table:table-cell office:value-type="string">
            <text:p>Avg [ms]</text:p>
          </table:table-cell>
          <table:table-cell office:value-type="string">
            <text:p>Avg [s]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Adult</text:p>
          </table:table-cell>
          <table:table-cell table:style-name="ce2" table:number-columns-repeated="4"/>
          <table:table-cell table:formula="of:=SUM([.C32:.F32])/4" office:value-type="float" office:value="0">
            <text:p>0</text:p>
          </table:table-cell>
          <table:table-cell table:style-name="ce5" office:value-type="float" office:value="2.07225">
            <text:p>2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Cup</text:p>
          </table:table-cell>
          <table:table-cell table:style-name="ce2" table:number-columns-repeated="4"/>
          <table:table-cell table:formula="of:=SUM([.C33:.F33])/4" office:value-type="float" office:value="0">
            <text:p>0</text:p>
          </table:table-cell>
          <table:table-cell table:style-name="ce5" office:value-type="float" office:value="54.96775">
            <text:p>5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Fars</text:p>
          </table:table-cell>
          <table:table-cell table:style-name="ce2" table:number-columns-repeated="4"/>
          <table:table-cell table:formula="of:=SUM([.C34:.F34])/4" office:value-type="float" office:value="0">
            <text:p>0</text:p>
          </table:table-cell>
          <table:table-cell table:style-name="ce5" office:value-type="float" office:value="30.2055">
            <text:p>3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/>
          <table:table-cell office:value-type="string">
            <text:p>Atus</text:p>
          </table:table-cell>
          <table:table-cell table:style-name="ce2" table:number-columns-repeated="4"/>
          <table:table-cell table:formula="of:=SUM([.C35:.F35])/4" office:value-type="float" office:value="0">
            <text:p>0</text:p>
          </table:table-cell>
          <table:table-cell table:style-name="ce5" office:value-type="float" office:value="20.7385">
            <text:p>21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IHIS</text:p>
          </table:table-cell>
          <table:table-cell table:style-name="ce2" table:number-columns-repeated="4"/>
          <table:table-cell table:formula="of:=SUM([.C36:.F36])/4" office:value-type="float" office:value="0">
            <text:p>0</text:p>
          </table:table-cell>
          <table:table-cell table:style-name="ce5" office:value-type="float" office:value="216.196">
            <text:p>216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 table:number-rows-repeated="9">
          <table:table-cell table:number-columns-repeated="12"/>
          <table:table-cell table:style-name="ce2"/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ty" table:style-name="ta1">
        <table:table-column table:style-name="co1" table:default-cell-style-name="Default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office:value-type="string">
            <text:p>RISK-BASED (US - 1% Uniqueness)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Suppressed</text:p>
          </table:table-cell>
          <table:table-cell office:value-type="string">
            <text:p>Generalized</text:p>
          </table:table-cell>
          <table:table-cell office:value-type="string">
            <text:p>Generalization</text:p>
          </table:table-cell>
          <table:table-cell office:value-type="string">
            <text:p>Iloss [%]</text:p>
          </table:table-cell>
          <table:table-cell office:value-type="string">
            <text:p>← Geometric mean of rank valu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ult</text:p>
          </table:table-cell>
          <table:table-cell office:value-type="string">
            <text:p>0/30162 (0%)</text:p>
          </table:table-cell>
          <table:table-cell office:value-type="string">
            <text:p>2/9 (22%)</text:p>
          </table:table-cell>
          <table:table-cell office:value-type="string">
            <text:p>1/4, 1/3</text:p>
          </table:table-cell>
          <table:table-cell table:style-name="ce7" office:value-type="float" office:value="2.39979952349116">
            <text:p>02,40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>
            <text:p>Cup</text:p>
          </table:table-cell>
          <table:table-cell office:value-type="string">
            <text:p>0/63441 (0%)</text:p>
          </table:table-cell>
          <table:table-cell office:value-type="string">
            <text:p>3/8 (38%)</text:p>
          </table:table-cell>
          <table:table-cell office:value-type="string">
            <text:p>3/5, 1/4, 1 / 4</text:p>
          </table:table-cell>
          <table:table-cell table:style-name="ce7" office:value-type="float" office:value="2.68154481148439">
            <text:p>02,68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>
            <text:p>Fars</text:p>
          </table:table-cell>
          <table:table-cell office:value-type="string">
            <text:p>0/100937 (0%)</text:p>
          </table:table-cell>
          <table:table-cell office:value-type="string">
            <text:p>3/8 (38%)</text:p>
          </table:table-cell>
          <table:table-cell office:value-type="string">
            <text:p>3/5, 1/3, 1/3</text:p>
          </table:table-cell>
          <table:table-cell table:style-name="ce7" office:value-type="float" office:value="6.55224900086766">
            <text:p>06,55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>
            <text:p>Atus</text:p>
          </table:table-cell>
          <table:table-cell office:value-type="string">
            <text:p>4160/539253 (0,8%)</text:p>
          </table:table-cell>
          <table:table-cell office:value-type="string">
            <text:p>1/9 (11%)</text:p>
          </table:table-cell>
          <table:table-cell office:value-type="string">
            <text:p>1/5</text:p>
          </table:table-cell>
          <table:table-cell table:style-name="ce7" office:value-type="float" office:value="0.996341388013966">
            <text:p>01,00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>
            <text:p>IHIS</text:p>
          </table:table-cell>
          <table:table-cell office:value-type="string">
            <text:p>0 / <text:span text:style-name="T1">1193504 (0%)</text:span></text:p>
          </table:table-cell>
          <table:table-cell office:value-type="string">
            <text:p>3/9 (33%)</text:p>
          </table:table-cell>
          <table:table-cell office:value-type="string">
            <text:p>1/5, 1/3, 1 / 4</text:p>
          </table:table-cell>
          <table:table-cell table:style-name="ce7" office:value-type="float" office:value="1.29535154713758">
            <text:p>01,30</text:p>
          </table:table-cell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K-ANONYMITY (5)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Suppressed</text:p>
          </table:table-cell>
          <table:table-cell office:value-type="string">
            <text:p>Generalized</text:p>
          </table:table-cell>
          <table:table-cell office:value-type="string">
            <text:p>Generalization</text:p>
          </table:table-cell>
          <table:table-cell office:value-type="string">
            <text:p>Iloss [%]</text:p>
          </table:table-cell>
          <table:table-cell office:value-type="string">
            <text:p>← Geometric mean of rank valu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ult</text:p>
          </table:table-cell>
          <table:table-cell table:style-name="ce6" office:value-type="string">
            <text:p>3382/30162 (11%)</text:p>
          </table:table-cell>
          <table:table-cell office:value-type="string">
            <text:p>5/9 (56%)</text:p>
          </table:table-cell>
          <table:table-cell office:value-type="string">
            <text:p>3 / 4, 1 / 3, 1 / 2, 1 / 2, 1 / 2</text:p>
          </table:table-cell>
          <table:table-cell table:style-name="ce7" table:formula="of:=0.203711692384611 * 100" office:value-type="float" office:value="20.3711692384611">
            <text:p>20,37</text:p>
          </table:table-cell>
          <table:table-cell table:style-name="ce8"/>
          <table:table-cell table:number-columns-repeated="9"/>
        </table:table-row>
        <table:table-row table:style-name="ro2">
          <table:table-cell/>
          <table:table-cell office:value-type="string">
            <text:p>Cup</text:p>
          </table:table-cell>
          <table:table-cell table:style-name="ce6" office:value-type="string">
            <text:p>2578/63441 (4%)</text:p>
          </table:table-cell>
          <table:table-cell office:value-type="string">
            <text:p>5/8 (63%)</text:p>
          </table:table-cell>
          <table:table-cell office:value-type="string">
            <text:p>4 / 5, 3 / 4, 1 / 4, 2 / 4, 1 / 4</text:p>
          </table:table-cell>
          <table:table-cell table:style-name="ce7" table:formula="of:=0.110079737183442 * 100" office:value-type="float" office:value="11.0079737183442">
            <text:p>11,01</text:p>
          </table:table-cell>
          <table:table-cell table:style-name="ce8"/>
          <table:table-cell table:number-columns-repeated="9"/>
        </table:table-row>
        <table:table-row table:style-name="ro2">
          <table:table-cell/>
          <table:table-cell office:value-type="string">
            <text:p>Fars</text:p>
          </table:table-cell>
          <table:table-cell table:style-name="ce6" office:value-type="string">
            <text:p>4636/100937 (5%)</text:p>
          </table:table-cell>
          <table:table-cell office:value-type="string">
            <text:p>6/8 (75%)</text:p>
          </table:table-cell>
          <table:table-cell office:value-type="string">
            <text:p>3 / 5, 1 / 2, 1 / 3, 1 / 3, 1 / 3, 1 / 2</text:p>
          </table:table-cell>
          <table:table-cell table:style-name="ce7" table:formula="of:=0.148378988608202 * 100" office:value-type="float" office:value="14.8378988608202">
            <text:p>14,84</text:p>
          </table:table-cell>
          <table:table-cell table:style-name="ce8"/>
          <table:table-cell table:number-columns-repeated="9"/>
        </table:table-row>
        <table:table-row table:style-name="ro2">
          <table:table-cell/>
          <table:table-cell office:value-type="string">
            <text:p>Atus</text:p>
          </table:table-cell>
          <table:table-cell table:style-name="ce6" office:value-type="string">
            <text:p>64007/539253 (12%)</text:p>
          </table:table-cell>
          <table:table-cell office:value-type="string">
            <text:p>2/9 (22%)</text:p>
          </table:table-cell>
          <table:table-cell office:value-type="string">
            <text:p>2 / 5, 1 / 2</text:p>
          </table:table-cell>
          <table:table-cell table:style-name="ce7" table:formula="of:=0.126269687302967 * 100" office:value-type="float" office:value="12.6269687302967">
            <text:p>12,63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string">
            <text:p>IHIS</text:p>
          </table:table-cell>
          <table:table-cell table:style-name="ce6" office:value-type="string">
            <text:p>182663/<text:span text:style-name="T1">1193504 (15%)</text:span></text:p>
          </table:table-cell>
          <table:table-cell office:value-type="string">
            <text:p>3/9 (33%)</text:p>
          </table:table-cell>
          <table:table-cell office:value-type="string">
            <text:p>2 / 5, 1 / 3, 2 / 4</text:p>
          </table:table-cell>
          <table:table-cell table:style-name="ce7" table:formula="of:=0.170761523060497 * 100" office:value-type="float" office:value="17.0761523060497">
            <text:p>17,08</text:p>
          </table:table-cell>
          <table:table-cell table:style-name="ce8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4"/>
          <table:table-cell table:style-name="ce6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2" number:min-integer-digits="0"/>
    </number:number-style>
    <number:number-style style:name="N110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 style:data-style-name="N2" text:time-value="0000-00-00T13:32:30.0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02:52.06</meta:creation-date>
    <meta:generator>LibreOffice/3.6$Windows_x86 LibreOffice_project/932b512-69e3009-7a10e5c-fc86223-a55908</meta:generator>
    <dc:date>2015-04-16T15:43:59.08</dc:date>
    <meta:editing-duration>PT2H20M45S</meta:editing-duration>
    <meta:editing-cycles>21</meta:editing-cycles>
    <meta:document-statistic meta:table-count="2" meta:cell-count="222" meta:object-count="0"/>
  </office:meta>
</office:document-meta>
</file>